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 style:list-style-name="L3"/>
    <style:style style:name="P2" style:family="paragraph" style:parent-style-name="Preformatted_20_Text" style:list-style-name="L4">
      <style:paragraph-properties fo:margin-top="0in" fo:margin-bottom="0.1965in" style:contextual-spacing="false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>
      <style:text-properties officeooo:paragraph-rsid="00198489"/>
    </style:style>
    <style:style style:name="P13" style:family="paragraph" style:parent-style-name="Text_20_body" style:list-style-name="L8"/>
    <style:style style:name="P14" style:family="paragraph" style:parent-style-name="Text_20_body" style:list-style-name="L8">
      <style:paragraph-properties fo:margin-top="0in" fo:margin-bottom="0in" style:contextual-spacing="false"/>
    </style:style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0">
      <style:paragraph-properties fo:margin-top="0in" fo:margin-bottom="0in" style:contextual-spacing="false"/>
    </style:style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5">
      <style:paragraph-properties fo:margin-top="0in" fo:margin-bottom="0in" style:contextual-spacing="false"/>
    </style:style>
    <style:style style:name="P24" style:family="paragraph" style:parent-style-name="Text_20_body">
      <style:paragraph-properties fo:margin-top="0in" fo:margin-bottom="0in" style:contextual-spacing="false"/>
    </style:style>
    <style:style style:name="P25" style:family="paragraph" style:parent-style-name="Text_20_body">
      <style:text-properties fo:font-size="20pt" fo:font-weight="bold" style:font-size-asian="20pt" style:font-weight-asian="bold" style:font-size-complex="20pt" style:font-weight-complex="bold"/>
    </style:style>
    <style:style style:name="P26" style:family="paragraph" style:parent-style-name="Text_20_body">
      <style:text-properties fo:font-size="12pt" fo:font-weight="bold" style:font-size-asian="10.5pt" style:font-weight-asian="bold" style:font-size-complex="12pt" style:font-weight-complex="bold"/>
    </style:style>
    <style:style style:name="P27" style:family="paragraph" style:parent-style-name="Text_20_body" style:list-style-name="L16">
      <style:paragraph-properties fo:margin-top="0in" fo:margin-bottom="0in" style:contextual-spacing="false" style:writing-mode="lr-tb"/>
    </style:style>
    <style:style style:name="P28" style:family="paragraph" style:parent-style-name="Text_20_body" style:list-style-name="L16">
      <style:paragraph-properties style:writing-mode="lr-tb"/>
    </style:style>
    <style:style style:name="P29" style:family="paragraph" style:parent-style-name="Text_20_body" style:list-style-name="L17">
      <style:paragraph-properties fo:margin-top="0in" fo:margin-bottom="0in" style:contextual-spacing="false" style:writing-mode="lr-tb"/>
    </style:style>
    <style:style style:name="P30" style:family="paragraph" style:parent-style-name="Text_20_body" style:list-style-name="L17">
      <style:paragraph-properties style:writing-mode="lr-tb"/>
    </style:style>
    <style:style style:name="P31" style:family="paragraph" style:parent-style-name="Text_20_body" style:list-style-name="L19">
      <style:paragraph-properties fo:margin-top="0in" fo:margin-bottom="0in" style:contextual-spacing="false" style:writing-mode="lr-tb"/>
    </style:style>
    <style:style style:name="P32" style:family="paragraph" style:parent-style-name="Text_20_body" style:list-style-name="L19">
      <style:paragraph-properties style:writing-mode="lr-tb"/>
    </style:style>
    <style:style style:name="P33" style:family="paragraph" style:parent-style-name="Text_20_body">
      <style:paragraph-properties style:writing-mode="lr-tb"/>
    </style:style>
    <style:style style:name="P34" style:family="paragraph" style:parent-style-name="Text_20_body" style:list-style-name="L20">
      <style:paragraph-properties style:writing-mode="lr-tb"/>
    </style:style>
    <style:style style:name="P35" style:family="paragraph" style:parent-style-name="Text_20_body" style:list-style-name="L20">
      <style:paragraph-properties fo:margin-top="0in" fo:margin-bottom="0in" style:contextual-spacing="false" style:writing-mode="lr-tb"/>
      <style:text-properties officeooo:paragraph-rsid="001fe4c2"/>
    </style:style>
    <style:style style:name="P36" style:family="paragraph" style:parent-style-name="Text_20_body" style:list-style-name="L20">
      <style:paragraph-properties fo:margin-top="0in" fo:margin-bottom="0in" style:contextual-spacing="false" style:writing-mode="lr-tb"/>
    </style:style>
    <style:style style:name="T1" style:family="text">
      <style:text-properties officeooo:rsid="001ad2a5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Strong_20_Emphasis"><text:span text:style-name="T3">Altschool Capstone Project for Cloud</text:span></text:span></text:p>
      <text:p text:style-name="P33">This is a Capstone project for the AltSchool Cloud Engineering program. It involves deploying a microservices app using Infrastructure as Code (IaaC) on Kubernetes and AWS. </text:p>
      <text:p text:style-name="P33"/>
      <text:p text:style-name="P33"><text:span text:style-name="Strong_20_Emphasis"><text:span text:style-name="T4">Features</text:span></text:span></text:p>
      <text:list xml:id="list2598353842" text:style-name="L16">
        <text:list-item>
          <text:p text:style-name="P27">Microservices architecture</text:p>
        </text:list-item>
        <text:list-item>
          <text:p text:style-name="P27">Infrastructure as Code with Terraform</text:p>
        </text:list-item>
        <text:list-item>
          <text:p text:style-name="P27">Monitoring and Alerts with Prometheus and Alertmanager</text:p>
        </text:list-item>
        <text:list-item>
          <text:p text:style-name="P27">Visualization with Grafana</text:p>
        </text:list-item>
        <text:list-item>
          <text:p text:style-name="P27">HTTPS with Let's Encrypt</text:p>
        </text:list-item>
        <text:list-item>
          <text:p text:style-name="P28">Sensitive Data Management with Ansible Vault</text:p>
        </text:list-item>
      </text:list>
      <text:p text:style-name="P33"/>
      <text:p text:style-name="P33"><text:span text:style-name="Strong_20_Emphasis"><text:span text:style-name="T4">Technology Stack</text:span></text:span></text:p>
      <text:list xml:id="list1286955075" text:style-name="L17">
        <text:list-item>
          <text:p text:style-name="P29">Terraform </text:p>
        </text:list-item>
        <text:list-item>
          <text:p text:style-name="P29">Kubernetes</text:p>
        </text:list-item>
        <text:list-item>
          <text:p text:style-name="P29">Helm</text:p>
        </text:list-item>
        <text:list-item>
          <text:p text:style-name="P29">Git (with LFS)</text:p>
        </text:list-item>
        <text:list-item>
          <text:p text:style-name="P30">AWS CLI</text:p>
        </text:list-item>
      </text:list>
      <text:p text:style-name="P33"><text:span text:style-name="Strong_20_Emphasis"><text:span text:style-name="T4">Setup</text:span></text:span></text:p>
      <text:list xml:id="list1169656325" text:style-name="L20">
        <text:list-item>
          <text:p text:style-name="P35">.Clone repo: git clone <text:a xlink:type="simple" xlink:href="https://github.com/Abiamahladi/Altschool-capstone-project-for-cloud.git" office:target-frame-name="_blank" xlink:show="new" text:style-name="Internet_20_link" text:visited-style-name="Visited_20_Internet_20_Link">https://github.com/Abiamahladi/Altschool-capstone-project-for-cloud.git</text:a></text:p>
        </text:list-item>
        <text:list-item>
          <text:p text:style-name="P35">Install Terraform and other required tools.</text:p>
        </text:list-item>
        <text:list-item>
          <text:p text:style-name="P36">Install Helm charts and Ansible roles.</text:p>
        </text:list-item>
        <text:list-item>
          <text:p text:style-name="P36">Configure AWS CLI credentials: aws configure</text:p>
        </text:list-item>
        <text:list-item>
          <text:p text:style-name="P36">Update Terraform config files with AWS settings.</text:p>
        </text:list-item>
        <text:list-item>
          <text:p text:style-name="P36">Initialize Terraform: terraform init</text:p>
        </text:list-item>
        <text:list-item>
          <text:p text:style-name="P36">Apply Terraform config: terraform apply</text:p>
        </text:list-item>
        <text:list-item>
          <text:p text:style-name="P36">Deploy Kubernetes resources with Helm and manifests.</text:p>
        </text:list-item>
        <text:list-item>
          <text:p text:style-name="P36">Configure Prometheus, Alertmanager, and Grafana.</text:p>
        </text:list-item>
        <text:list-item>
          <text:p text:style-name="P34">Set up HTTPS with Let's Encrypt.</text:p>
        </text:list-item>
      </text:list>
      <text:p text:style-name="P33"><text:span text:style-name="Strong_20_Emphasis"><text:span text:style-name="T4">Usage</text:span></text:span></text:p>
      <text:list xml:id="list1303652759" text:style-name="L19">
        <text:list-item>
          <text:p text:style-name="P31">Access app via provided service URLs.</text:p>
        </text:list-item>
        <text:list-item>
          <text:p text:style-name="P31">Monitor with Grafana dashboards.</text:p>
        </text:list-item>
        <text:list-item>
          <text:p text:style-name="P32">Receive alerts via Alertmanager if configured.</text:p>
        </text:list-item>
      </text:list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06:31:16.417476728</meta:creation-date>
    <dc:date>2024-08-16T08:53:16.424569346</dc:date>
    <meta:editing-duration>PT19M42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1" meta:paragraph-count="30" meta:word-count="168" meta:character-count="1112" meta:non-whitespace-character-count="996"/>
  </office:meta>
</office:document-meta>
</file>